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list-style-name="L5">
      <style:graphic-properties draw:fill="none" draw:textarea-vertical-align="middle"/>
    </style:style>
    <style:style style:name="gr8" style:family="graphic" style:parent-style-name="objectwithoutfill" style:list-style-name="L5">
      <style:graphic-properties draw:fill="none" draw:textarea-vertical-align="middle"/>
    </style:style>
    <style:style style:name="gr9" style:family="graphic" style:parent-style-name="objectwithoutfill" style:list-style-name="L5">
      <style:graphic-properties draw:fill="none" draw:textarea-vertical-align="middle"/>
    </style:style>
    <style:style style:name="gr10" style:family="graphic" style:parent-style-name="objectwithoutfill" style:list-style-name="L5">
      <style:graphic-properties draw:marker-end="Arrow" draw:marker-end-width="0.3cm" draw:fill="none" draw:textarea-vertical-align="middle"/>
    </style:style>
    <style:style style:name="gr11" style:family="graphic" style:parent-style-name="objectwithoutfill" style:list-style-name="L5">
      <style:graphic-properties draw:marker-end="Arrow" draw:marker-end-width="0.3cm" draw:fill="none" draw:textarea-vertical-align="middle"/>
    </style:style>
    <style:style style:name="gr12" style:family="graphic" style:parent-style-name="objectwithoutfill" style:list-style-name="L5">
      <style:graphic-properties draw:marker-end="Arrow" draw:marker-end-width="0.3cm" draw:fill="none" draw:textarea-vertical-align="middle"/>
    </style:style>
    <style:style style:name="gr13" style:family="graphic" style:parent-style-name="objectwithoutfill" style:list-style-name="L5">
      <style:graphic-properties draw:marker-end="Arrow" draw:marker-end-width="0.3cm" draw:fill="none" draw:textarea-vertical-align="middle"/>
    </style:style>
    <style:style style:name="gr14" style:family="graphic" style:parent-style-name="standard" style:list-style-name="L5">
      <style:graphic-properties draw:stroke="none" svg:stroke-color="#000000" draw:fill="none" draw:fill-color="#ffffff" draw:textarea-horizontal-align="left" draw:auto-grow-height="true" draw:auto-grow-width="true" fo:min-height="2.182cm" fo:min-width="0cm"/>
    </style:style>
    <style:style style:name="gr15" style:family="graphic" style:parent-style-name="standard" style:list-style-name="L5">
      <style:graphic-properties draw:stroke="none" svg:stroke-color="#000000" draw:fill="none" draw:fill-color="#ffffff" draw:textarea-horizontal-align="left" draw:auto-grow-height="true" draw:auto-grow-width="false" fo:min-height="0.88cm" fo:min-width="3.691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1.8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outline1">
      <style:graphic-properties fo:min-height="11.929cm"/>
    </style:style>
    <style:style style:name="P1" style:family="paragraph">
      <style:text-properties fo:color="#ff3366" fo:font-size="44pt" fo:font-weight="bold" style:font-size-asian="44pt" style:font-weight-asian="bold" style:font-size-complex="44pt" style:font-weight-complex="bold"/>
    </style:style>
    <style:style style:name="P2" style:family="paragraph">
      <style:text-properties fo:font-size="36pt" style:font-size-asian="36pt" style:font-size-complex="36pt"/>
    </style:style>
    <style:style style:name="P3" style:family="paragraph">
      <style:paragraph-properties fo:text-align="center"/>
    </style:style>
    <style:style style:name="P4" style:family="paragraph">
      <style:text-properties fo:font-size="15pt" style:font-size-asian="15pt" style:font-size-complex="15pt"/>
    </style:style>
    <style:style style:name="P5" style:family="paragraph">
      <style:text-properties fo:font-size="18pt" style:font-size-asian="18pt" style:font-size-complex="18pt"/>
    </style:style>
    <style:style style:name="T1" style:family="text">
      <style:text-properties fo:color="#ff3366" fo:font-size="44pt" fo:font-weight="bold" style:font-size-asian="44pt" style:font-weight-asian="bold" style:font-size-complex="44pt" style:font-weight-complex="bold"/>
    </style:style>
    <style:style style:name="T2" style:family="text">
      <style:text-properties fo:font-size="36pt" style:font-size-asian="36pt" style:font-size-complex="36pt"/>
    </style:style>
    <style:style style:name="T3" style:family="text">
      <style:text-properties fo:font-size="15pt" style:font-size-asian="15pt" style:font-size-complex="15pt"/>
    </style:style>
    <style:style style:name="T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39cm" svg:height="12.178cm" svg:x="1.4cm" svg:y="4.914cm" presentation:class="subtitle">
          <draw:text-box>
            <text:p><text:span text:style-name="T1">GDB And </text:span></text:p>
            <text:p><text:span text:style-name="T1">Code Browsing</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1.8cm" svg:x="1.201cm" svg:y="0.8cm" presentation:class="title" presentation:user-transformed="true">
          <draw:text-box>
            <text:p><text:span text:style-name="T2">C Compilation stages</text:span></text:p>
          </draw:text-box>
        </draw:frame>
        <draw:custom-shape draw:style-name="gr2" draw:text-style-name="P3" draw:layer="layout" svg:width="8.2cm" svg:height="1.6cm" svg:x="9.8cm" svg:y="6cm">
          <text:p text:style-name="P3">PREPROCESSOR</text:p>
          <draw:enhanced-geometry svg:viewBox="0 0 21600 21600" draw:type="rectangle" draw:enhanced-path="M 0 0 L 21600 0 21600 21600 0 21600 0 0 Z N"/>
        </draw:custom-shape>
        <draw:custom-shape draw:style-name="gr2" draw:text-style-name="P3" draw:layer="layout" svg:width="8.2cm" svg:height="1.6cm" svg:x="9.8cm" svg:y="13.8cm">
          <text:p text:style-name="P3">LINKER</text:p>
          <draw:enhanced-geometry svg:viewBox="0 0 21600 21600" draw:type="rectangle" draw:enhanced-path="M 0 0 L 21600 0 21600 21600 0 21600 0 0 Z N"/>
        </draw:custom-shape>
        <draw:custom-shape draw:style-name="gr2" draw:text-style-name="P3" draw:layer="layout" svg:width="8.2cm" svg:height="1.6cm" svg:x="9.8cm" svg:y="11.2cm">
          <text:p text:style-name="P3">ASSEMBLER</text:p>
          <draw:enhanced-geometry svg:viewBox="0 0 21600 21600" draw:type="rectangle" draw:enhanced-path="M 0 0 L 21600 0 21600 21600 0 21600 0 0 Z N"/>
        </draw:custom-shape>
        <draw:custom-shape draw:style-name="gr2" draw:text-style-name="P3" draw:layer="layout" svg:width="8.2cm" svg:height="1.6cm" svg:x="9.8cm" svg:y="8.6cm">
          <text:p text:style-name="P3">COMPILER</text:p>
          <draw:enhanced-geometry svg:viewBox="0 0 21600 21600" draw:type="rectangle" draw:enhanced-path="M 0 0 L 21600 0 21600 21600 0 21600 0 0 Z N"/>
        </draw:custom-shape>
        <draw:custom-shape draw:style-name="gr2" draw:text-style-name="P3" draw:layer="layout" svg:width="3cm" svg:height="3cm" svg:x="12.2cm" svg:y="16.4cm">
          <text:p text:style-name="P3">.exe</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3.8cm" svg:y1="7.6cm" svg:x2="13.8cm" svg:y2="8.6cm">
          <text:p/>
        </draw:line>
        <draw:line draw:style-name="gr3" draw:text-style-name="P3" draw:layer="layout" svg:x1="13.8cm" svg:y1="10.2cm" svg:x2="13.8cm" svg:y2="11.2cm">
          <text:p/>
        </draw:line>
        <draw:line draw:style-name="gr3" draw:text-style-name="P3" draw:layer="layout" svg:x1="13.8cm" svg:y1="12.8cm" svg:x2="13.8cm" svg:y2="13.8cm">
          <text:p/>
        </draw:line>
        <draw:line draw:style-name="gr3" draw:text-style-name="P3" draw:layer="layout" svg:x1="13.8cm" svg:y1="15.4cm" svg:x2="13.8cm" svg:y2="16.4cm">
          <text:p/>
        </draw:line>
        <draw:custom-shape draw:style-name="gr2" draw:text-style-name="P3" draw:layer="layout" svg:width="6.4cm" svg:height="0.8cm" svg:x="0.8cm" svg:y="12.4cm">
          <text:p text:style-name="P3">Other Obj Files</text:p>
          <draw:enhanced-geometry svg:viewBox="0 0 21600 21600" draw:type="rectangle" draw:enhanced-path="M 0 0 L 21600 0 21600 21600 0 21600 0 0 Z N"/>
        </draw:custom-shape>
        <draw:custom-shape draw:style-name="gr2" draw:text-style-name="P3" draw:layer="layout" svg:width="6.4cm" svg:height="0.8cm" svg:x="20.8cm" svg:y="12.4cm">
          <text:p text:style-name="P3">Libraries</text:p>
          <draw:enhanced-geometry svg:viewBox="0 0 21600 21600" draw:type="rectangle" draw:enhanced-path="M 0 0 L 21600 0 21600 21600 0 21600 0 0 Z N"/>
        </draw:custom-shape>
        <draw:line draw:style-name="gr3" draw:text-style-name="P3" draw:layer="layout" svg:x1="7.2cm" svg:y1="12.8cm" svg:x2="9.8cm" svg:y2="14.6cm">
          <text:p/>
        </draw:line>
        <draw:line draw:style-name="gr3" draw:text-style-name="P3" draw:layer="layout" svg:x1="20.8cm" svg:y1="12.8cm" svg:x2="18cm" svg:y2="14.8cm">
          <text:p/>
        </draw:line>
        <draw:custom-shape draw:style-name="gr2" draw:text-style-name="P3" draw:layer="layout" svg:width="4.198cm" svg:height="1.057cm" svg:x="11.738cm" svg:y="3.474cm">
          <text:p>Source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13.8cm" svg:y1="4.6cm" svg:x2="13.8cm" svg:y2="6cm">
          <text:p/>
        </draw:line>
        <draw:frame draw:style-name="gr4" draw:text-style-name="P4" draw:layer="layout" svg:width="7.83cm" svg:height="0.839cm" svg:x="13.8cm" svg:y="7.761cm">
          <draw:text-box>
            <text:p><text:span text:style-name="T3">EXAPNDEDE SOURCE CODE</text:span></text:p>
          </draw:text-box>
        </draw:frame>
        <draw:frame draw:style-name="gr4" draw:text-style-name="P4" draw:layer="layout" svg:width="5.4cm" svg:height="0.839cm" svg:x="13.872cm" svg:y="10.361cm">
          <draw:text-box>
            <text:p><text:span text:style-name="T3">ASSEMBLER CODE</text:span></text:p>
          </draw:text-box>
        </draw:frame>
        <draw:frame draw:style-name="gr5" draw:text-style-name="P4" draw:layer="layout" svg:width="4.4cm" svg:height="0.839cm" svg:x="14cm" svg:y="12.961cm">
          <draw:text-box>
            <text:p><text:span text:style-name="T3">OBJECT CODE</text:span></text:p>
          </draw:text-box>
        </draw:frame>
        <presentation:notes draw:style-name="dp2">
          <draw:page-thumbnail draw:style-name="gr1"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2">C Compilation stages</text:span></text:p>
          </draw:text-box>
        </draw:frame>
        <draw:frame presentation:style-name="pr5" draw:layer="layout" svg:width="24.639cm" svg:height="12.178cm" svg:x="1.4cm" svg:y="4.914cm" presentation:class="outline">
          <draw:text-box>
            <text:list text:style-name="L3">
              <text:list-item>
                <text:p>Pre-Processor : Give the Expanded C source code. To get the it we need to execute the command as.</text:p>
                <text:p># cc -E text.c -o text.i</text:p>
              </text:list-item>
              <text:list-item>
                <text:p>Compiler : Converts High level code to machine instructions.</text:p>
                <text:p># cc -S text.i -o text.s </text:p>
              </text:list-item>
              <text:list-item>
                <text:p>Assembler : Responsible to produce object file , It contains the machine instructions corresponding exactly to the mnemonic codes in the .s file.</text:p>
                <text:p># cc -c text.s -o text.o</text:p>
              </text:list-item>
              <text:list-item>
                <text:p>Linker : Links the object file with shared and Dynamic libraries associated with program files.</text:p>
                <text:p># cc -o text text.o </text:p>
              </text:list-item>
            </text:list>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2cm" svg:y="0.094cm" presentation:class="title" presentation:user-transformed="true">
          <draw:text-box>
            <text:p>C Program memory layout</text:p>
          </draw:text-box>
        </draw:frame>
        <draw:g>
          <draw:custom-shape draw:style-name="gr2" draw:text-style-name="P3" draw:layer="layout" svg:width="8.8cm" svg:height="2.22cm" svg:x="10cm" svg:y="7.4cm">
            <text:p text:style-name="P3">STACK</text:p>
            <draw:enhanced-geometry svg:viewBox="0 0 21600 21600" draw:type="rectangle" draw:enhanced-path="M 0 0 L 21600 0 21600 21600 0 21600 0 0 Z N"/>
          </draw:custom-shape>
          <draw:custom-shape draw:style-name="gr2" draw:text-style-name="P3" draw:layer="layout" svg:width="8.8cm" svg:height="1.25cm" svg:x="9.999cm" svg:y="14.621cm">
            <text:p text:style-name="P3">CODE</text:p>
            <draw:enhanced-geometry svg:viewBox="0 0 21600 21600" draw:type="rectangle" draw:enhanced-path="M 0 0 L 21600 0 21600 21600 0 21600 0 0 Z N"/>
          </draw:custom-shape>
          <draw:custom-shape draw:style-name="gr2" draw:text-style-name="P3" draw:layer="layout" svg:width="8.8cm" svg:height="1.25cm" svg:x="9.999cm" svg:y="13.371cm">
            <text:p text:style-name="P3">DATA</text:p>
            <draw:enhanced-geometry svg:viewBox="0 0 21600 21600" draw:type="rectangle" draw:enhanced-path="M 0 0 L 21600 0 21600 21600 0 21600 0 0 Z N"/>
          </draw:custom-shape>
          <draw:custom-shape draw:style-name="gr2" draw:text-style-name="P3" draw:layer="layout" svg:width="8.8cm" svg:height="1.251cm" svg:x="9.999cm" svg:y="12.12cm">
            <text:p text:style-name="P3">BSS</text:p>
            <draw:enhanced-geometry svg:viewBox="0 0 21600 21600" draw:type="rectangle" draw:enhanced-path="M 0 0 L 21600 0 21600 21600 0 21600 0 0 Z N"/>
          </draw:custom-shape>
          <draw:custom-shape draw:style-name="gr2" draw:text-style-name="P3" draw:layer="layout" svg:width="8.8cm" svg:height="3.929cm" svg:x="9.999cm" svg:y="15.871cm">
            <text:p text:style-name="P3">KERNEL</text:p>
            <draw:enhanced-geometry svg:viewBox="0 0 21600 21600" draw:type="rectangle" draw:enhanced-path="M 0 0 L 21600 0 21600 21600 0 21600 0 0 Z N"/>
          </draw:custom-shape>
          <draw:custom-shape draw:style-name="gr2" draw:text-style-name="P3" draw:layer="layout" svg:width="8.8cm" svg:height="2.5cm" svg:x="9.999cm" svg:y="9.62cm">
            <text:p text:style-name="P3">HEAP</text:p>
            <draw:enhanced-geometry svg:viewBox="0 0 21600 21600" draw:type="rectangle" draw:enhanced-path="M 0 0 L 21600 0 21600 21600 0 21600 0 0 Z N"/>
          </draw:custom-shape>
        </draw:g>
        <draw:frame draw:style-name="gr6" draw:layer="layout" svg:width="27.155cm" svg:height="2.384cm" svg:x="0.445cm" svg:y="4.127cm">
          <draw:text-box>
            <text:p>A running programme of a computer over operating system is called a process. A programme</text:p>
            <text:p>Runs it's executable image is loaded into memory and reserve some memory from RAM, which</text:p>
            <text:p>Known as process memory space or program memory space. It is further divided as <text:s/></text:p>
          </draw:text-box>
        </draw:frame>
        <draw:line draw:style-name="gr7" draw:text-style-name="P3" draw:layer="layout" svg:x1="6.632cm" svg:y1="7.4cm" svg:x2="7.432cm" svg:y2="7.4cm">
          <text:p/>
        </draw:line>
        <draw:line draw:style-name="gr8" draw:text-style-name="P3" draw:layer="layout" svg:x1="6.6cm" svg:y1="15.832cm" svg:x2="7.4cm" svg:y2="15.832cm">
          <text:p/>
        </draw:line>
        <draw:line draw:style-name="gr9" draw:text-style-name="P3" draw:layer="layout" svg:x1="6.6cm" svg:y1="19.726cm" svg:x2="7.4cm" svg:y2="19.726cm">
          <text:p/>
        </draw:line>
        <draw:line draw:style-name="gr10" draw:text-style-name="P3" draw:layer="layout" svg:x1="7cm" svg:y1="16.6cm" svg:x2="7cm" svg:y2="19.726cm">
          <text:p/>
        </draw:line>
        <draw:line draw:style-name="gr11" draw:text-style-name="P3" draw:layer="layout" svg:x1="7cm" svg:y1="16.8cm" svg:x2="7cm" svg:y2="15.832cm">
          <text:p/>
        </draw:line>
        <draw:line draw:style-name="gr12" draw:text-style-name="P3" draw:layer="layout" svg:x1="7cm" svg:y1="11.4cm" svg:x2="7cm" svg:y2="7.4cm">
          <text:p/>
        </draw:line>
        <draw:line draw:style-name="gr13" draw:text-style-name="P3" draw:layer="layout" svg:x1="7cm" svg:y1="11.4cm" svg:x2="7cm" svg:y2="15.832cm">
          <text:p/>
        </draw:line>
        <draw:frame draw:style-name="gr14" draw:layer="layout" svg:width="3.707cm" svg:height="2.432cm" draw:transform="rotate (-1.55648462692854) translate (6.977cm 9.8cm)">
          <draw:text-box>
            <text:p>User space</text:p>
          </draw:text-box>
        </draw:frame>
        <draw:frame draw:style-name="gr15" draw:layer="layout" svg:width="4.198cm" svg:height="1.13cm" draw:transform="rotate (-1.55596102815295) translate (6.973cm 15.832cm)">
          <draw:text-box>
            <text:p>Kernel space</text:p>
          </draw:text-box>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Program memory layout</text:p>
          </draw:text-box>
        </draw:frame>
        <draw:frame presentation:style-name="pr5" draw:layer="layout" svg:width="24.639cm" svg:height="12.178cm" svg:x="1.4cm" svg:y="4.914cm" presentation:class="outline" presentation:user-transformed="true">
          <draw:text-box>
            <text:list text:style-name="L3">
              <text:list-item>
                <text:p>STACK : Initialized and uninitialized automatic/local variables.</text:p>
              </text:list-item>
              <text:list-item>
                <text:p>HEAP : Dynamically allocated memory using malloc and calloc.</text:p>
              </text:list-item>
              <text:list-item>
                <text:p>BSS : Uninitialized static and global variables.</text:p>
              </text:list-item>
              <text:list-item>
                <text:p>DATA : Initialized static and global variables.</text:p>
              </text:list-item>
              <text:list-item>
                <text:p>CODE : Program code.</text:p>
              </text:list-item>
              <text:list-item>
                <text:p>KERNEL : Kernel code which help process to interact with hardware and acsses the necessary services.</text:p>
              </text:list-item>
            </text:list>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gram Debuging with GDB</text:p>
          </draw:text-box>
        </draw:frame>
        <draw:frame presentation:style-name="pr5" draw:layer="layout" svg:width="24.639cm" svg:height="14.486cm" svg:x="1.4cm" svg:y="4.914cm" presentation:class="outline" presentation:user-transformed="true">
          <draw:text-box>
            <text:list text:style-name="L3">
              <text:list-item>
                <text:p>GDB is a tool to test and debug other programs. A GDB is called a source code Debugger or symbolic debugger if it can show the current point of execution, or the Location of a program error, inside the program’s source code.</text:p>
                <text:p/>
              </text:list-item>
              <text:list-item>
                <text:p>With GDB, we can step through your code line by line, see what path is taken through the program’s conditional and loop statements, show what functions are called, and Where in the function call stack we are. we can inspect the values of variables.</text:p>
                <text:p/>
              </text:list-item>
              <text:list-item>
                <text:p>We can set breakpoints on individual lines of code, and then let the program run until it reaches that line, this is convenient for navigating through complicated programs.</text:p>
                <text:p/>
              </text:list-item>
            </text:list>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gram Debuging with GDB</text:p>
          </draw:text-box>
        </draw:frame>
        <draw:frame presentation:style-name="pr5" draw:layer="layout" svg:width="24.639cm" svg:height="12.178cm" svg:x="1.4cm" svg:y="4.914cm" presentation:class="outline" presentation:user-transformed="true">
          <draw:text-box>
            <text:list text:style-name="L3">
              <text:list-item>
                <text:p>INVOKING THE "gdb" DEBUGGER : Before invoking the debugger. make sure you compiled your program (all its modules, as well as during linking) with the "-g" flag.</text:p>
              </text:list-item>
              <text:list-item>
                <text:p>bash-2.03$ cc -g -o simple simple.c</text:p>
              </text:list-item>
              <text:list-item>
                <text:p>bash-2.03$ gdb simple</text:p>
              </text:list-item>
              <text:list-item>
                <text:p>Note that we run the program from the same directory it was compiled in, otherwise gdb won't find the source file, and thus won't be able to show us where in the code we are at a given point. It is possible to ask gdb to search for extra source files in some directory after launching it, but for now, it's easier to just invoke it from the correct directory.</text:p>
              </text:list-item>
            </text:list>
          </draw:text-box>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5" draw:layer="layout" svg:width="25.199cm" svg:height="3.506cm" svg:x="1.4cm" svg:y="0.837cm" presentation:class="title">
          <draw:text-box>
            <text:list text:style-name="L1">
              <text:list-header>
                <text:p>RUNNING A PROGRAM INSIDE THE DEBUGGER </text:p>
              </text:list-header>
            </text:list>
          </draw:text-box>
        </draw:frame>
        <draw:frame presentation:style-name="pr5" draw:layer="layout" svg:width="24.639cm" svg:height="12.178cm" svg:x="1.4cm" svg:y="4.914cm" presentation:class="outline">
          <draw:text-box>
            <text:list text:style-name="L3">
              <text:list-item>
                <text:p>Once we invoked the debugger, we can run the program using the command "run". If the program requires command line parameters (like our simple program does), we can supply them to the "run" command of gdb as..</text:p>
                <text:p>$ (gdb) run hello world</text:p>
              </text:list-item>
              <text:list-item>
                <text:p>BREAK POINTS: The principal purposes of using a debugger is to inspect elements of a running program, Breakpoints are strategic instructions in your program where debugger would stop “running program”, and would not allow program to continue until instructed. Break points aid <text:s/>inspection of stack frames, local data values, global data values, processor register dump and so on. A program can be set with any number of break points.</text:p>
              </text:list-item>
              <text:list-item>
                <text:p>There are two ways of setting the break points: </text:p>
                <text:p>i. Specifying a specific line of code to stop in:</text:p>
                <text:p>$ (gdb) break 16(program line number)</text:p>
                <text:p>ii.Specifying a function name, to break every time it is being called:</text:p>
                <text:p>$ (gdb) break main(Function name)</text:p>
              </text:list-item>
            </text:list>
          </draw:text-box>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4.639cm" svg:height="15.692cm" svg:x="1.4cm" svg:y="1.4cm" presentation:class="outline" presentation:user-transformed="true">
          <draw:text-box>
            <text:list text:style-name="L3">
              <text:list-item>
                <text:p>this will set a break point right when starting the program. Now we want to start running the program slowly, step by step. </text:p>
              </text:list-item>
              <text:list-item>
                <text:p>There are two options for that:</text:p>
                <text:p>i. "next" or "n" - causes the debugger to execute the current command, stepping over function call.</text:p>
                <text:p>$ (gdb) n</text:p>
                <text:p><text:s/>22 for (i = 1; i &lt; argc; i++) {</text:p>
                <text:p>"nexti" or "ni" - shows the next machine instruction, rather than source line</text:p>
                <text:p>ii. "step" or "s"- causes the debugger to execute the current command, stepping into function call.</text:p>
                <text:p>$ (gdb) s</text:p>
                <text:p><text:s/>23 print_string(argv[i]); /* function call */</text:p>
              </text:list-item>
              <text:list-item>
                <text:p>One more "step" and we are going to be inside the print_string function.</text:p>
                <text:p/>
              </text:list-item>
            </text:list>
          </draw:text-box>
        </draw:frame>
        <presentation:notes draw:style-name="dp2">
          <draw:page-thumbnail draw:style-name="gr1"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4.639cm" svg:height="18.4cm" svg:x="1.161cm" svg:y="0.8cm" presentation:class="outline" presentation:user-transformed="true">
          <draw:text-box>
            <text:list text:style-name="L3">
              <text:list-item>
                <text:p>$ (gdb) step</text:p>
                <text:p>print_string (string=0xeffff8d6 "hello") at simple.c:7</text:p>
              </text:list-item>
              <text:list-item>
                <text:p>7 printf("String - %s\n", string);</text:p>
              </text:list-item>
              <text:list-item>
                <text:p>"stepi" or "si" - step by machine instructions, rather than source lines.</text:p>
                <text:p/>
              </text:list-item>
              <text:list-item>
                <text:p>(gdb) info line 7 <text:s text:c="17"/>(show starting, ending addresses of compiled code for source line num. )</text:p>
              </text:list-item>
              <text:list-item>
                <text:p>Line 7 of "simple.c" starts at address 0x10568 &lt;print_string+8&gt; and ends at 0x1057c &lt;print_string+28&gt;.</text:p>
                <text:p/>
              </text:list-item>
              <text:list-item>
                <text:p>We can also check this by using "stepi" or "nexti"</text:p>
              </text:list-item>
              <text:list-item>
                <text:p>(gdb) stepi</text:p>
              </text:list-item>
              <text:list-item>
                <text:p>0x1056c 7 printf("String - %s\n", string);</text:p>
              </text:list-item>
              <text:list-item>
                <text:p>(gdb) stepi</text:p>
              </text:list-item>
              <text:list-item>
                <text:p>0x10570 7 printf("String - %s\n", string);</text:p>
              </text:list-item>
              <text:list-item>
                <text:p>(gdb) stepi</text:p>
              </text:list-item>
              <text:list-item>
                <text:p>0x10574 7 printf("String - %s\n", string);</text:p>
              </text:list-item>
              <text:list-item>
                <text:p>(gdb) stepi</text:p>
              </text:list-item>
              <text:list-item>
                <text:p>0x10578 7 printf("String - %s\n", string);</text:p>
              </text:list-item>
              <text:list-item>
                <text:p>(gdb) stepi</text:p>
              </text:list-item>
              <text:list-item>
                <text:p>0x2079c in printf ()</text:p>
              </text:list-item>
              <text:list-item>
                <text:p>(gdb) stepi</text:p>
              </text:list-item>
              <text:list-item>
                <text:p>0x207a0 in printf ()</text:p>
              </text:list-item>
            </text:list>
          </draw:text-box>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3">
              <text:list-header>
                <text:p>$ (gdb) next</text:p>
              </text:list-header>
              <text:list-item>
                <text:p>Single stepping until exit from function printf, which has no line number information.</text:p>
              </text:list-item>
              <text:list-item>
                <text:p>String - hello</text:p>
              </text:list-item>
              <text:list-item>
                <text:p>print_string (string=0xeffff8d6 "hello") at simple.c:8</text:p>
              </text:list-item>
              <text:list-item>
                <text:p>8 }</text:p>
                <text:p>As "gdb" doesn't have any information regarding the source file of printf.</text:p>
                <text:p>$ (gdb) step</text:p>
                <text:p>main (argc=3, argv=0xeffff7b4) at simple.c:22</text:p>
              </text:list-item>
              <text:list-item>
                <text:p>22 for (i = 1; i &lt; argc; i++) {</text:p>
                <text:p>$ (gdb) step</text:p>
                <text:p>23 print_string(argv[i]); /* function call */</text:p>
              </text:list-item>
            </text:list>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PRINTING VARIABLES AND EXPRESSIONS</text:p>
              </text:list-header>
            </text:list>
          </draw:text-box>
        </draw:frame>
        <draw:frame presentation:style-name="pr5" draw:layer="layout" svg:width="24.639cm" svg:height="12.178cm" svg:x="1.4cm" svg:y="4.914cm" presentation:class="outline">
          <draw:text-box>
            <text:list text:style-name="L3">
              <text:list-header>
                <text:p>Without being able to examine variables contents during program execution, the whole idea of using a debugger is quite lost. You can print the contents of a variable with a command like this:</text:p>
                <text:p>$ (gdb) print i</text:p>
                <text:p>And then you'll get a message like:</text:p>
                <text:p>$ 1 = 2</text:p>
                <text:p>which means that "i" contains the number "2".</text:p>
              </text:list-header>
              <text:list-item>
                <text:p>Note that this requires "i" to be in scope, or you'll get a message such as:</text:p>
                <text:p>No symbol "i" in current context.</text:p>
                <text:p>For example, if you break inside the "print_string" function and try to print the value of "i", we'll get this message.</text:p>
                <text:p>$ (gdb) step</text:p>
                <text:p>print_string (string=0xeffff8dc "world") at simple.c:7</text:p>
                <text:p>7 printf("String - %s\n", string);</text:p>
                <text:p>$ (gdb) print i</text:p>
              </text:list-item>
              <text:list-item>
                <text:p>No symbol "i" in current context.</text:p>
              </text:list-item>
            </text:list>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INING <text:s/>THE FUNCTION CALL STACK</text:p>
          </draw:text-box>
        </draw:frame>
        <draw:frame presentation:style-name="pr5" draw:layer="layout" svg:width="24.639cm" svg:height="12.178cm" svg:x="1.4cm" svg:y="4.914cm" presentation:class="outline" presentation:user-transformed="true">
          <draw:text-box>
            <text:list text:style-name="L3">
              <text:list-item>
                <text:p>Once we got into a break-point and examined some variables, we might also wish to see "where we are". That is, what function is being executed now, which function called it, and so on. This can be done using the "where" or "backtrace" or "bt"command. At the gdb command prompt, just type one of the above commands, and you'll see something like this:</text:p>
                <text:p>$ (gdb) bt</text:p>
                <text:p>#0 print_string (string=0xeffff8dc "world") at simple.c:7</text:p>
                <text:p>#1 0x10608 in main (argc=3, argv=0xeffff7b4) at simple.c:23</text:p>
                <text:p>$ (gdb) bt 1</text:p>
                <text:p>#0 print_string (string=0xeffff8dc "world") at simple.c:7</text:p>
                <text:p>(More stack frames follow...)</text:p>
              </text:list-item>
              <text:list-item>
                <text:p>This means the currently executing function is "print_string", at file "simple.c", line 7. The function that called it is "main".We also see which arguments each function had received. If there were more functions in the call chain, we'd see them listed in order. This list is also called "a stack trace", since it shows us the structure of the execution stack at this point in the program's life.</text:p>
              </text:list-item>
            </text:list>
          </draw:text-box>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4.639cm" svg:height="15.092cm" svg:x="1.4cm" svg:y="2cm" presentation:class="outline" presentation:user-transformed="true">
          <draw:text-box>
            <text:list text:style-name="L3">
              <text:list-item>
                <text:p>Just as we can see contents of variables in the current function, we can see contents of variables local to the calling function, or to any other function on the stack.</text:p>
                <text:p>For example, if we want to see the contents of variable "i" in function "main", we can type the following two commands:</text:p>
                <text:p>$ (gdb) frame 1</text:p>
                <text:p>#1 0x10608 in main (argc=3, argv=0xeffff7b4) at simple.c:23</text:p>
                <text:p>23 print_string(argv[i]); /* function call */</text:p>
                <text:p>$ (gdb) print i</text:p>
                <text:p>$4 = 2</text:p>
                <text:p>The "frame" command tells the debugger to switch to the given stack frame ('0' is the frame of the currently executing function). At that stage, any print command invoked will use the context of that stack frame. Of-course, if we issue a "step" or "next" command, the program will continue at the top frame, not at the frame we requested to see.</text:p>
                <text:p>$ (gdb) next <text:s text:c="25"/>(Back to frame 0 that represents function print_string())</text:p>
                <text:p>String - world</text:p>
                <text:p>8 }</text:p>
              </text:list-item>
            </text:list>
          </draw:text-box>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re Comands </text:p>
          </draw:text-box>
        </draw:frame>
        <draw:frame presentation:style-name="pr5" draw:layer="layout" svg:width="24.639cm" svg:height="12.178cm" svg:x="1.4cm" svg:y="4.914cm" presentation:class="outline">
          <draw:text-box>
            <text:list text:style-name="L3">
              <text:list-item>
                <text:p>Comming out of execution of gdb:</text:p>
                <text:p>$ (gdb)quit</text:p>
              </text:list-item>
              <text:list-item>
                <text:p>To display the break points:</text:p>
                <text:p>$ (ghd)info break</text:p>
              </text:list-item>
              <text:list-item>
                <text:p>To print the argument value:</text:p>
                <text:p>$ (gdb)print OR p org value</text:p>
              </text:list-item>
              <text:list-item>
                <text:p><text:s/>(gdb) info frame <text:s text:c="26"/>(describe current frame or frame at [addr])</text:p>
                <text:p>Stack level 0, frame at 0xeffff6d8:</text:p>
                <text:p>pc = 0x1057c in print_string (simple.c:8); saved pc 0x10608</text:p>
                <text:p>called by frame at 0xeffff750</text:p>
                <text:p>source language c.</text:p>
                <text:p>Arglist at 0xeffff6d8, args: string=0xeffff8dc "world"</text:p>
                <text:p>Locals at 0xeffff6d8, </text:p>
              </text:list-item>
            </text:list>
          </draw:text-box>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4.639cm" svg:height="12.178cm" svg:x="1.4cm" svg:y="4.914cm" presentation:class="outline">
          <draw:text-box>
            <text:list text:style-name="L3">
              <text:list-header>
                <text:p>$ (gdb) info args <text:s text:c="12"/>(arguments of the selected frame)</text:p>
                <text:p>string = 0xeffff8dc "world"</text:p>
              </text:list-header>
              <text:list-item>
                <text:p>$ (gdb) info locals <text:s text:c="3"/>(local variables of selected frame)</text:p>
                <text:p>No locals.</text:p>
              </text:list-item>
              <text:list-item>
                <text:p>Similarly, info reg [rn].... (register values for regs rn <text:tab/><text:tab/><text:tab/><text:tab/><text:tab/><text:tab/><text:tab/><text:tab/><text:tab/> <text:s text:c="42"/>in the selected frame)</text:p>
              </text:list-item>
              <text:list-item>
                <text:p>$ (gdb) x/i <text:s text:c="25"/>(display current machine instruction)</text:p>
                <text:p>0x10580 &lt;print_string+32&gt;: restore</text:p>
                <text:p/>
              </text:list-item>
            </text:list>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SPLAY MEMORY</text:p>
          </draw:text-box>
        </draw:frame>
        <draw:frame presentation:style-name="pr5" draw:layer="layout" svg:width="24.639cm" svg:height="12.178cm" svg:x="1.4cm" svg:y="4.914cm" presentation:class="outline">
          <draw:text-box>
            <text:list text:style-name="L3">
              <text:list-header>
                <text:p>$ (gdb) disassem <text:s text:c="21"/>(display memory as machine instructions)</text:p>
                <text:p>Dump of assembler code for function print_string:</text:p>
                <text:p>0x10560 &lt;print_string&gt;: save %sp, -112, %sp</text:p>
                <text:p>0x10564 &lt;print_string+4&gt;: st %i0, [ %fp + 0x44 ]</text:p>
                <text:p>0x10568 &lt;print_string+8&gt;: sethi %hi(0x10400), %o1</text:p>
                <text:p>0x1056c &lt;print_string+12&gt;:</text:p>
                <text:p>or %o1, 0x2d0, %o0 ! 0x106d0 &lt;_lib_version+8&gt;</text:p>
                <text:p>0x10570 &lt;print_string+16&gt;: ld [ %fp + 0x44 ], %o1</text:p>
                <text:p>0x10574 &lt;print_string+20&gt;: call 0x2079c &lt;printf&gt;</text:p>
                <text:p>0x10578 &lt;print_string+24&gt;: nop</text:p>
                <text:p>0x1057c &lt;print_string+28&gt;: ret</text:p>
                <text:p>0x10580 &lt;print_string+32&gt;: restore</text:p>
              </text:list-header>
              <text:list-item>
                <text:p>End of assembler dump.</text:p>
              </text:list-item>
            </text:list>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Program</text:p>
          </draw:text-box>
        </draw:frame>
        <draw:frame presentation:style-name="pr5" draw:layer="layout" svg:width="24.639cm" svg:height="14.2cm" svg:x="1.4cm" svg:y="4cm" presentation:class="outline" presentation:user-transformed="true">
          <draw:text-box>
            <text:list text:style-name="L3">
              <text:list-item>
                <text:p>/* print a given string, to set permenent nubere</text:p>
              </text:list-item>
              <text:list-item>
                <text:p>vim .exrc</text:p>
              </text:list-item>
              <text:list-item>
                <text:p>write text as "set number" into the file */</text:p>
                <text:p>#include &lt;stdio.h&gt;</text:p>
                <text:p>void print_string(char* string)</text:p>
                <text:p>{</text:p>
                <text:p><text:s text:c="5"/>printf("String - %s\n", string);</text:p>
                <text:p>}</text:p>
                <text:p>int main(int argc, char* argv[])</text:p>
                <text:p>{</text:p>
                <text:p><text:s text:c="4"/>int i;</text:p>
                <text:p><text:s text:c="4"/>/* check for command line arguments */</text:p>
                <text:p><text:s text:c="4"/>if (argc &lt; 2) {</text:p>
                <text:p><text:s/>/* 2 -&gt; 1 for program name (argv[0]) and one for a param. */</text:p>
                <text:p><text:s text:c="9"/>printf("Usage: %s [&lt;string&gt; ...]\n", argv[0]);</text:p>
                <text:p><text:s/>exit(1);</text:p>
                <text:p><text:s text:c="9"/>}</text:p>
                <text:p><text:s text:c="9"/>/* loop over all strings, print them one by one */</text:p>
                <text:p><text:s text:c="9"/>for (i = 1; i &lt; argc; i++) {</text:p>
                <text:p><text:s text:c="13"/>print_string(argv[i]); /* function call */</text:p>
                <text:p><text:s text:c="9"/>}</text:p>
                <text:p/>
                <text:p><text:s text:c="9"/>printf("Total number of strings: %d\n", --i);</text:p>
                <text:p/>
                <text:p><text:s text:c="9"/>return 0;</text:p>
                <text:p>}</text:p>
              </text:list-item>
            </text:list>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tags</text:p>
          </draw:text-box>
        </draw:frame>
        <draw:frame presentation:style-name="pr5" draw:layer="layout" svg:width="24.639cm" svg:height="12.178cm" svg:x="1.4cm" svg:y="4.914cm" presentation:class="outline">
          <draw:text-box>
            <text:list text:style-name="L3">
              <text:list-item>
                <text:p>Ctags is a tool that makes it easy to navigate large source code projects.It provides the functionality such as the ability to jump from the current source file to definitions of functions and structures in other files. For more information on ctags type “man 1 ctags”in shell.</text:p>
              </text:list-item>
              <text:list-item>
                <text:p>How to get it : </text:p>
                <text:p>root@rohit-pc:~/Desktop/linux-2.6.37.2# ctags -R *</text:p>
              </text:list-item>
              <text:list-item>
                <text:p>How to use :</text:p>
              </text:list-item>
              <text:list-item>
                <text:p># vim -t function_name</text:p>
              </text:list-item>
              <text:list-item>
                <text:p>It will make you jump to the fuctions defination where it s defined into the source tree</text:p>
                <text:p>for further invastigation of the functions which are defined under that can be search through ctags.</text:p>
              </text:list-item>
              <text:list-item>
                <text:p>i. take the curser on the fuction name.</text:p>
              </text:list-item>
              <text:list-item>
                <text:p>ii. press "Ctrl+]" to go to the that fuctions defination.</text:p>
              </text:list-item>
              <text:list-item>
                <text:p>iii. press "Ctrl+T" to come back to the origenal location from where it started.</text:p>
              </text:list-item>
            </text:list>
          </draw:text-box>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scope</text:p>
          </draw:text-box>
        </draw:frame>
        <draw:frame presentation:style-name="pr5" draw:layer="layout" svg:width="24.639cm" svg:height="15cm" svg:x="1.4cm" svg:y="3.4cm" presentation:class="outline" presentation:user-transformed="true">
          <draw:text-box>
            <text:list text:style-name="L3">
              <text:list-item>
                <text:p>Cscope is a Linux Tool for browsing and exploring symbols, symbol definitions, directory structures and much more. It is a tool which comes with working support along with the Linux editors like Vim and Emac. It was initially built for working with C code, but now the support has been extended for C++ and Java too.</text:p>
              </text:list-item>
              <text:list-item>
                <text:p>However, cscope is pretty similar to, in fact it adds to the set of features of ctags. For more information on ctags type “man 1 cscope”in shell. </text:p>
              </text:list-item>
              <text:list-item>
                <text:p>How to get it:</text:p>
                <text:p>root@rohit-pc:~/Desktop/linux-2.6.37.2# cscope -R *</text:p>
              </text:list-item>
              <text:list-item>
                <text:p>How to use it: </text:p>
                <text:p>root@rohit-pc:~/Desktop/linux-2.6.37.2# cscope -d, Once we press enter will get the browsing menu with which code browsing can be done</text:p>
                <text:p/>
                <text:p>Find this C symbol:</text:p>
                <text:p>Find this function definition:</text:p>
                <text:p>Find functions called by this function:</text:p>
                <text:p>Find functions calling this function:</text:p>
                <text:p>Find this text string:</text:p>
                <text:p>Change this text string:</text:p>
                <text:p>Find this egrep pattern:</text:p>
                <text:p>Find this file:</text:p>
                <text:p>Find files #including this file:</text:p>
              </text:list-item>
            </text:list>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nux Kernel Debuging</text:p>
          </draw:text-box>
        </draw:frame>
        <draw:frame presentation:style-name="pr6" draw:layer="layout" svg:width="24.639cm" svg:height="14.486cm" svg:x="1.4cm" svg:y="4.914cm" presentation:class="outline" presentation:user-transformed="true">
          <draw:text-box>
            <text:list text:style-name="L3">
              <text:list-item>
                <text:p>Debugging by Printing</text:p>
                <text:p><text:span text:style-name="T4">- Debugging by printing in Kernel is achived by kernel print function printk(),The printk() function is callable from just about anywhere in the kernel at any time. It can be called from interrupt or process context. It can be called while any lock is held. It can be called simultaneously on multiple processors, yet it does not require the caller to hold a lock.</text:span></text:p>
              </text:list-item>
              <text:list-item>
                <text:p><text:span text:style-name="T4">Loglevels:The major difference in usage between printk() and printf()is the capability of the former to specify a loglevel. The KERN_WARNING and KERN_DEBUG strings are simple defines found in &lt;linux/kernel.h&gt;.</text:span></text:p>
              </text:list-item>
              <text:list-item>
                <text:p><text:span text:style-name="T4">The Log Buffer: Kernel messages are stored in a circular buffer of size LOG_BUF_LEN.This size is configurable at compile time via the CONFIG_LOG_BUF_SHIFT option.The default for a uniprocessor machine is 16KB.</text:span></text:p>
              </text:list-item>
              <text:list-item>
                <text:p><text:span text:style-name="T4">syslogd and klogd: On a standard Linux system, the user-space klogd daemon retrieves the kernel messages from the log buffer and feeds them into the system log file via the syslogd daemon. To read the log, the klogd program can either read the /proc/kmsg file or call the syslog() system call. The syslogd daemon appends all the messages it receives to a file, which is by default /var/log/messages. It is configurable via /etc/syslog.conf.</text:span></text:p>
              </text:list-item>
            </text:list>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ernel Documentation</text:p>
          </draw:text-box>
        </draw:frame>
        <draw:frame presentation:style-name="pr5" draw:layer="layout" svg:width="24.639cm" svg:height="12.178cm" svg:x="1.4cm" svg:y="4.914cm" presentation:class="outline">
          <draw:text-box>
            <text:list text:style-name="L3">
              <text:list-item>
                <text:p>$ nm &lt;a.out&gt; list symbols from object files, for mare </text:p>
                <text:p>$ man nm</text:p>
              </text:list-item>
              <text:list-item>
                <text:p>list contents of directories in a tree-like format.</text:p>
                <text:p>$ tree &lt;folder_name&gt; will display the files in the folder on console.</text:p>
              </text:list-item>
              <text:list-item>
                <text:p>Tool to create Kernel manpage: </text:p>
              </text:list-item>
              <text:list-item>
                <text:p>Go to kernel source</text:p>
                <text:p>root@rohitpc:~/linux-2.6.37.2# make mandocs</text:p>
              </text:list-item>
              <text:list-item>
                <text:p>If it is not there it will ask to install xmlto</text:p>
                <text:p># apt-get install xmlto and after this do make mandocs to create the kernel document for referance. <text:s/></text:p>
              </text:list-item>
            </text:list>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KaitiM GB'"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KaitiM GB'"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hit </meta:initial-creator>
    <meta:creation-date>2013-12-21T22:29:54</meta:creation-date>
    <dc:date>2014-01-15T00:22:20</dc:date>
    <dc:creator>Rohit </dc:creator>
    <meta:editing-duration>PT4H13M59S</meta:editing-duration>
    <meta:editing-cycles>31</meta:editing-cycles>
    <meta:generator>LibreOffice/3.5$Linux_x86 LibreOffice_project/350m1$Build-2</meta:generator>
    <meta:document-statistic meta:object-count="136"/>
  </office:meta>
</office:document-meta>
</file>